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28ff" officeooo:paragraph-rsid="000f28ff"/>
    </style:style>
    <style:style style:name="P2" style:family="paragraph" style:parent-style-name="Standard">
      <style:text-properties officeooo:rsid="000f28ff" officeooo:paragraph-rsid="000f28ff"/>
    </style:style>
    <style:style style:name="P3" style:family="paragraph" style:parent-style-name="Standard">
      <style:text-properties officeooo:rsid="00106eb9" officeooo:paragraph-rsid="00106eb9"/>
    </style:style>
    <style:style style:name="T1" style:family="text">
      <style:text-properties officeooo:rsid="00106e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ort MobMuplat</text:p>
      <text:p text:style-name="P1"/>
      <text:p text:style-name="P1">Adaptations pd 0.50 → pd 0.48</text:p>
      <text:p text:style-name="P1"><text:tab/>architecture declare </text:p>
      <text:p text:style-name="P1"><text:tab/>text define</text:p>
      <text:p text:style-name="P1"><text:tab/>list fromsymbol / tosymbol <text:span text:style-name="T1">(vérifier)</text:span></text:p>
      <text:p text:style-name="P1"><text:tab/>pdcontrol</text:p>
      <text:p text:style-name="P1"><text:tab/>savestate</text:p>
      <text:p text:style-name="P1"/>
      <text:p text:style-name="P3">Module pdr/MobMuPl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1:15:32.681790381</meta:creation-date>
    <meta:generator>LibreOffice/6.0.7.3$Linux_X86_64 LibreOffice_project/00m0$Build-3</meta:generator>
    <dc:date>2019-11-29T21:20:45.756312245</dc:date>
    <meta:editing-duration>PT8M55S</meta:editing-duration>
    <meta:editing-cycles>2</meta:editing-cycles>
    <meta:document-statistic meta:table-count="0" meta:image-count="0" meta:object-count="0" meta:page-count="1" meta:paragraph-count="8" meta:word-count="21" meta:character-count="157" meta:non-whitespace-character-count="138"/>
  </office:meta>
</office:document-meta>
</file>